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9966" draw:fill="solid" draw:fill-color="#ffd32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solid" draw:stroke-dash="Fine_20_Dashed"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solid" svg:stroke-color="#eb613d" draw:fill="solid" draw:fill-color="#ffcc99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solid"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solid"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solid" svg:stroke-color="#eb613d" draw:fill="solid" draw:fill-color="#ffebd1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d320" draw:opacity="50%"/>
      <style:paragraph-properties fo:text-align="start"/>
    </style:style>
    <style:style style:name="P3" style:family="paragraph">
      <loext:graphic-properties draw:fill="solid" draw:fill-color="#ffffcc" draw:opacity="100%"/>
      <style:paragraph-properties fo:text-align="start"/>
    </style:style>
    <style:style style:name="P4" style:family="paragraph">
      <loext:graphic-properties draw:fill="solid" draw:fill-color="#ffcc99" draw:opacity="100%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cc" draw:opacity="100%"/>
      <style:paragraph-properties fo:text-align="center"/>
    </style:style>
    <style:style style:name="P7" style:family="paragraph">
      <loext:graphic-properties draw:fill="solid" draw:fill-color="#ffffff" draw:opacity="100%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 draw:fill-color="#ffffff" draw:opacity="100%"/>
      <style:paragraph-properties fo:text-align="center"/>
    </style:style>
    <style:style style:name="P9" style:family="paragraph">
      <loext:graphic-properties draw:fill="solid" draw:fill-color="#c0c0c0" draw:opacity="100%"/>
      <style:paragraph-properties fo:text-align="center"/>
    </style:style>
    <style:style style:name="P10" style:family="paragraph">
      <loext:graphic-properties draw:fill="solid" draw:fill-color="#ffebd1" draw:opacity="100%"/>
      <style:paragraph-properties fo:text-align="start"/>
    </style:style>
    <style:style style:name="P11" style:family="paragraph">
      <loext:graphic-properties draw:fill="solid" draw:fill-color="#ffffff" draw:opacity="10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1.148cm" svg:height="21.368cm" svg:x="-0.112cm" svg:y="0.075cm">
          <text:p text:style-name="P1">Dynamic Fields Frame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0.796cm" svg:height="13.176cm" svg:x="0.428cm" svg:y="1.123cm">
          <text:p text:style-name="P1">Agent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9.812cm" svg:height="11.176cm" svg:x="0.904cm" svg:y="2.615cm">
          <text:p text:style-name="P1">Backend Modu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0.132cm" svg:height="3.556cm" svg:x="0.396cm" svg:y="14.807cm">
          <text:p text:style-name="P1">Core Modules</text:p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2.512cm" svg:height="2.032cm" svg:x="0.396cm" svg:y="18.871cm">
          <text:p text:style-name="P5">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5.4cm" svg:height="2.032cm" svg:x="14.732cm" svg:y="15.748cm">
          <text:p text:style-name="P5"><text:span text:style-name="T1">DynamicFieldLega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8.764cm" svg:height="2.032cm" svg:x="1.444cm" svg:y="4.139cm">
          <text:p text:style-name="P5">Dynamic Field Legacy (Backend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3.208cm" svg:height="2.032cm" svg:x="1.016cm" svg:y="15.748cm">
          <text:p text:style-name="P5"><text:span text:style-name="T1">DynamicFieldLegacy/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8.796cm" svg:height="13.208cm" svg:x="21.732cm" svg:y="1.091cm">
          <text:p text:style-name="P1">Admin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048cm" svg:height="1.016cm" svg:x="1.444cm" svg:y="7.219cm">
          <text:p text:style-name="P5"><text:span text:style-name="T2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17.78cm" svg:height="11.176cm" svg:x="22.24cm" svg:y="2.615cm">
            <text:p text:style-name="P1">Admin Module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8.128cm" svg:height="1.524cm" svg:x="31.384cm" svg:y="4.139cm">
            <text:p text:style-name="P5"><text:span text:style-name="T2">AdminDynamicField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8.128cm" svg:height="1.524cm" svg:x="22.748cm" svg:y="6.679cm">
            <text:p text:style-name="P5"><text:span text:style-name="T2">AdminDynamicFieldCheck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8.128cm" svg:height="1.524cm" svg:x="22.748cm" svg:y="4.139cm">
            <text:p text:style-name="P5"><text:span text:style-name="T2">AdminDynamicFie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8.128cm" svg:height="1.524cm" svg:x="31.384cm" svg:y="6.679cm">
            <text:p text:style-name="P5"><text:span text:style-name="T2">AdminDynamicFieldDrop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8.128cm" svg:height="1.524cm" svg:x="22.748cm" svg:y="9.219cm">
            <text:p text:style-name="P5"><text:span text:style-name="T2">AdminDynamicFieldMulti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8.128cm" svg:height="1.524cm" svg:x="31.384cm" svg:y="9.219cm">
            <text:p text:style-name="P5"><text:span text:style-name="T2">AdminDynamicFieldDateTi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8.128cm" svg:height="1.524cm" svg:x="22.748cm" svg:y="11.759cm">
            <text:p text:style-name="P5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draw:layer="layout" svg:width="7.112cm" svg:height="2.032cm" svg:x="33.416cm" svg:y="18.871cm">
          <text:p text:style-name="P5">Configuration Fil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0" draw:layer="layout" svg:width="11.293cm" svg:height="6.604cm" svg:x="1.396cm" svg:y="6.715cm">
            <text:p text:style-name="P1">Dynamic Field Driver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3.048cm" svg:height="1.016cm" svg:x="5.577cm" svg:y="8.747cm">
            <text:p text:style-name="P5"><text:span text:style-name="T2">TextAr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3.048cm" svg:height="1.016cm" svg:x="9.133cm" svg:y="8.747cm">
            <text:p text:style-name="P5"><text:span text:style-name="T2">Check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3.048cm" svg:height="1.016cm" svg:x="2.021cm" svg:y="10.271cm">
            <text:p text:style-name="P5"><text:span text:style-name="T2">Drop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3.048cm" svg:height="1.016cm" svg:x="5.577cm" svg:y="10.271cm">
            <text:p text:style-name="P5"><text:span text:style-name="T2">Multi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3.048cm" svg:height="1.016cm" svg:x="9.133cm" svg:y="10.271cm">
            <text:p text:style-name="P5"><text:span text:style-name="T2">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3.048cm" svg:height="1.016cm" svg:x="2.021cm" svg:y="11.795cm">
            <text:p text:style-name="P5"><text:span text:style-name="T2">Date/Ti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3.048cm" svg:height="1.016cm" svg:x="5.577cm" svg:y="11.795cm">
            <text:p text:style-name="P5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3.048cm" svg:height="1.016cm" svg:x="2.021cm" svg:y="8.747cm">
            <text:p text:style-name="P5"><text:span text:style-name="T2">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0" draw:layer="layout" svg:width="7.229cm" svg:height="6.604cm" svg:x="12.979cm" svg:y="6.679cm">
            <text:p text:style-name="P1">Object Type Driver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5.08cm" svg:height="1.016cm" svg:x="14.112cm" svg:y="8.711cm">
            <text:p text:style-name="P5"><text:span text:style-name="T2">Tic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5.08cm" svg:height="1.016cm" svg:x="14.112cm" svg:y="10.235cm">
            <text:p text:style-name="P5"><text:span text:style-name="T2">Artic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5.08cm" svg:height="1.016cm" svg:x="14.112cm" svg:y="11.759cm">
            <text:p text:style-name="P5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_20_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.199cm" fo:page-height="21.3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Fernando Rodríguez</meta:initial-creator>
    <meta:creation-date>2012-03-12T15:02:30</meta:creation-date>
    <dc:date>2019-02-21T11:32:22.668004453</dc:date>
    <meta:editing-duration>PT20H22M53S</meta:editing-duration>
    <meta:editing-cycles>13</meta:editing-cycles>
    <meta:generator>LibreOffice/6.0.7.3$MacOSX_X86_64 LibreOffice_project/dc89aa7a9eabfd848af146d5086077aeed2ae4a5</meta:generator>
    <meta:document-statistic meta:object-count="35"/>
  </office:meta>
</office:document-meta>
</file>